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5.45mm" svg:y="107.36mm">
            <draw:object draw:notify-on-update-of-ranges="Sheet1.A25:Sheet1.A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Raw: 18723 <text:s text:c="3"/>sampled: 1885.556 <text:s text:c="2"/>given: 16000 <text:s text:c="2"/>gain: 8.485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724 <text:s text:c="3"/>sampled: 1885.657 <text:s text:c="2"/>given: 16000 <text:s text:c="2"/>gain: 8.4851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54 <text:s text:c="3"/>sampled: 1767.828 <text:s text:c="2"/>given: 15000 <text:s text:c="2"/>gain: 8.4849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54 <text:s text:c="3"/>sampled: 1767.828 <text:s text:c="2"/>given: 15000 <text:s text:c="2"/>gain: 8.4849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383 <text:s text:c="3"/>sampled: 1649.899 <text:s text:c="2"/>given: 14000 <text:s text:c="2"/>gain: 8.4853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383 <text:s text:c="3"/>sampled: 1649.899 <text:s text:c="2"/>given: 14000 <text:s text:c="2"/>gain: 8.4853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12 <text:s text:c="3"/>sampled: 1531.97 <text:s text:c="2"/>given: 13000 <text:s text:c="2"/>gain: 8.4858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12 <text:s text:c="3"/>sampled: 1531.97 <text:s text:c="2"/>given: 13000 <text:s text:c="2"/>gain: 8.48580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4042 <text:s text:c="3"/>sampled: 1414.142 <text:s text:c="2"/>given: 12000 <text:s text:c="2"/>gain: 8.4857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4042 <text:s text:c="3"/>sampled: 1414.142 <text:s text:c="2"/>given: 12000 <text:s text:c="2"/>gain: 8.4857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2872 <text:s text:c="3"/>sampled: 1296.313 <text:s text:c="2"/>given: 11000 <text:s text:c="2"/>gain: 8.4856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2872 <text:s text:c="3"/>sampled: 1296.313 <text:s text:c="2"/>given: 11000 <text:s text:c="2"/>gain: 8.4856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1702 <text:s text:c="3"/>sampled: 1178.485 <text:s text:c="2"/>given: 10000 <text:s text:c="2"/>gain: 8.4854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1702 <text:s text:c="3"/>sampled: 1178.485 <text:s text:c="2"/>given: 10000 <text:s text:c="2"/>gain: 8.4854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0532 <text:s text:c="3"/>sampled: 1060.657 <text:s text:c="2"/>given: 9000 <text:s text:c="2"/>gain: 8.48530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0531 <text:s text:c="3"/>sampled: 1060.556 <text:s text:c="2"/>given: 9000 <text:s text:c="2"/>gain: 8.4861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9362 <text:s text:c="3"/>sampled: 942.8284 <text:s text:c="2"/>given: 8000 <text:s text:c="2"/>gain: 8.48510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9361 <text:s text:c="3"/>sampled: 942.7277 <text:s text:c="2"/>given: 8000 <text:s text:c="2"/>gain: 8.4860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8192 <text:s text:c="3"/>sampled: 825 <text:s text:c="2"/>given: 7000 <text:s text:c="2"/>gain: 8.48484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8192 <text:s text:c="3"/>sampled: 825 <text:s text:c="2"/>given: 7000 <text:s text:c="2"/>gain: 8.48484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7022 <text:s text:c="3"/>sampled: 707.1716 <text:s text:c="2"/>given: 6000 <text:s text:c="2"/>gain: 8.4845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7022 <text:s text:c="3"/>sampled: 707.1716 <text:s text:c="2"/>given: 6000 <text:s text:c="2"/>gain: 8.484503</text:p>
          </table:table-cell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8.48556" calcext:value-type="float">
            <text:p>8.48556</text:p>
          </table:table-cell>
          <table:table-cell table:number-columns-repeated="1023"/>
        </table:table-row>
        <table:table-row table:style-name="ro1">
          <table:table-cell table:style-name="ce2" office:value-type="float" office:value="8.485107" calcext:value-type="float">
            <text:p>8.485107</text:p>
          </table:table-cell>
          <table:table-cell table:number-columns-repeated="1023"/>
        </table:table-row>
        <table:table-row table:style-name="ro1">
          <table:table-cell table:style-name="ce2" office:value-type="float" office:value="8.484986" calcext:value-type="float">
            <text:p>8.484986</text:p>
          </table:table-cell>
          <table:table-cell table:number-columns-repeated="1023"/>
        </table:table-row>
        <table:table-row table:style-name="ro1">
          <table:table-cell table:style-name="ce2" office:value-type="float" office:value="8.484986" calcext:value-type="float">
            <text:p>8.484986</text:p>
          </table:table-cell>
          <table:table-cell table:number-columns-repeated="1023"/>
        </table:table-row>
        <table:table-row table:style-name="ro1">
          <table:table-cell table:style-name="ce2" office:value-type="float" office:value="8.485367" calcext:value-type="float">
            <text:p>8.485367</text:p>
          </table:table-cell>
          <table:table-cell table:number-columns-repeated="1023"/>
        </table:table-row>
        <table:table-row table:style-name="ro1">
          <table:table-cell table:style-name="ce2" office:value-type="float" office:value="8.485367" calcext:value-type="float">
            <text:p>8.485367</text:p>
          </table:table-cell>
          <table:table-cell table:number-columns-repeated="1023"/>
        </table:table-row>
        <table:table-row table:style-name="ro1">
          <table:table-cell table:style-name="ce2" office:value-type="float" office:value="8.485805" calcext:value-type="float">
            <text:p>8.485805</text:p>
          </table:table-cell>
          <table:table-cell table:number-columns-repeated="1023"/>
        </table:table-row>
        <table:table-row table:style-name="ro1">
          <table:table-cell table:style-name="ce2" office:value-type="float" office:value="8.485805" calcext:value-type="float">
            <text:p>8.485805</text:p>
          </table:table-cell>
          <table:table-cell table:number-columns-repeated="1023"/>
        </table:table-row>
        <table:table-row table:style-name="ro2">
          <table:table-cell table:style-name="ce3" office:value-type="float" office:value="8.485712" calcext:value-type="float">
            <text:p>8.485712</text:p>
          </table:table-cell>
          <table:table-cell table:number-columns-repeated="1023"/>
        </table:table-row>
        <table:table-row table:style-name="ro2">
          <table:table-cell table:style-name="ce3" office:value-type="float" office:value="8.485712" calcext:value-type="float">
            <text:p>8.485712</text:p>
          </table:table-cell>
          <table:table-cell table:number-columns-repeated="1023"/>
        </table:table-row>
        <table:table-row table:style-name="ro2">
          <table:table-cell table:style-name="ce3" office:value-type="float" office:value="8.485601" calcext:value-type="float">
            <text:p>8.485601</text:p>
          </table:table-cell>
          <table:table-cell table:number-columns-repeated="1023"/>
        </table:table-row>
        <table:table-row table:style-name="ro2">
          <table:table-cell table:style-name="ce3" office:value-type="float" office:value="8.485601" calcext:value-type="float">
            <text:p>8.485601</text:p>
          </table:table-cell>
          <table:table-cell table:number-columns-repeated="1023"/>
        </table:table-row>
        <table:table-row table:style-name="ro2">
          <table:table-cell table:style-name="ce3" office:value-type="float" office:value="8.48547" calcext:value-type="float">
            <text:p>8.48547</text:p>
          </table:table-cell>
          <table:table-cell table:number-columns-repeated="1023"/>
        </table:table-row>
        <table:table-row table:style-name="ro2">
          <table:table-cell table:style-name="ce3" office:value-type="float" office:value="8.48547" calcext:value-type="float">
            <text:p>8.48547</text:p>
          </table:table-cell>
          <table:table-cell table:number-columns-repeated="1023"/>
        </table:table-row>
        <table:table-row table:style-name="ro2">
          <table:table-cell table:style-name="ce3" office:value-type="float" office:value="8.485309" calcext:value-type="float">
            <text:p>8.485309</text:p>
          </table:table-cell>
          <table:table-cell table:number-columns-repeated="1023"/>
        </table:table-row>
        <table:table-row table:style-name="ro2">
          <table:table-cell table:style-name="ce3" office:value-type="float" office:value="8.486115" calcext:value-type="float">
            <text:p>8.486115</text:p>
          </table:table-cell>
          <table:table-cell table:number-columns-repeated="1023"/>
        </table:table-row>
        <table:table-row table:style-name="ro2">
          <table:table-cell table:style-name="ce3" office:value-type="float" office:value="8.485107" calcext:value-type="float">
            <text:p>8.485107</text:p>
          </table:table-cell>
          <table:table-cell table:number-columns-repeated="1023"/>
        </table:table-row>
        <table:table-row table:style-name="ro2">
          <table:table-cell table:style-name="ce3" office:value-type="float" office:value="8.486013" calcext:value-type="float">
            <text:p>8.486013</text:p>
          </table:table-cell>
          <table:table-cell table:number-columns-repeated="1023"/>
        </table:table-row>
        <table:table-row table:style-name="ro2">
          <table:table-cell table:style-name="ce3" office:value-type="float" office:value="8.484848" calcext:value-type="float">
            <text:p>8.484848</text:p>
          </table:table-cell>
          <table:table-cell table:number-columns-repeated="1023"/>
        </table:table-row>
        <table:table-row table:style-name="ro2">
          <table:table-cell table:style-name="ce3" office:value-type="float" office:value="8.484848" calcext:value-type="float">
            <text:p>8.484848</text:p>
          </table:table-cell>
          <table:table-cell table:number-columns-repeated="1023"/>
        </table:table-row>
        <table:table-row table:style-name="ro2">
          <table:table-cell table:style-name="ce3" office:value-type="float" office:value="8.484503" calcext:value-type="float">
            <text:p>8.484503</text:p>
          </table:table-cell>
          <table:table-cell table:number-columns-repeated="1023"/>
        </table:table-row>
        <table:table-row table:style-name="ro2">
          <table:table-cell table:style-name="ce3" office:value-type="float" office:value="8.484503" calcext:value-type="float">
            <text:p>8.484503</text:p>
          </table:table-cell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style-name="ce3" office:value-type="float" office:value="8.4853" calcext:value-type="float">
            <text:p>8.4853</text:p>
          </table:table-cell>
          <table:table-cell table:number-columns-repeated="1023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35A</text:p>
          </table:table-cell>
          <table:table-cell table:style-name="ce6" office:value-type="string" calcext:value-type="string">
            <text:p>35A Average</text:p>
          </table:table-cell>
          <table:table-cell table:style-name="ce6" office:value-type="string" calcext:value-type="string">
            <text:p>average V on Res</text:p>
          </table:table-cell>
          <table:table-cell table:style-name="ce6" office:value-type="string" calcext:value-type="string">
            <text:p>calculated current 35A</text:p>
          </table:table-cell>
          <table:table-cell table:style-name="ce6" office:value-type="string" calcext:value-type="string">
            <text:p>Gain 35A</text:p>
          </table:table-cell>
          <table:table-cell table:style-name="ce6" office:value-type="string" calcext:value-type="string">
            <text:p>V on 1m</text:p>
          </table:table-cell>
          <table:table-cell table:number-columns-repeated="1018"/>
        </table:table-row>
        <table:table-row table:style-name="ro1">
          <table:table-cell table:style-name="ce12" office:value-type="float" office:value="1619.586" calcext:value-type="float">
            <text:p>1619.586</text:p>
          </table:table-cell>
          <table:table-cell table:formula="of:=AVERAGE([.A55:.A192])" office:value-type="float" office:value="1619.59926811594" calcext:value-type="float">
            <text:p>1619.59926811594</text:p>
          </table:table-cell>
          <table:table-cell table:formula="of:=AVERAGE([.F55:.F60])" office:value-type="float" office:value="17.5197" calcext:value-type="float">
            <text:p>17.5197</text:p>
          </table:table-cell>
          <table:table-cell table:formula="of:=2*[.C55]" office:value-type="float" office:value="35.0394" calcext:value-type="float">
            <text:p>35.0394</text:p>
          </table:table-cell>
          <table:table-cell table:formula="of:=[.D55]/[.B55]" office:value-type="float" office:value="0.0216346109125876" calcext:value-type="float">
            <text:p>0.021634610912588</text:p>
          </table:table-cell>
          <table:table-cell office:value-type="float" office:value="17.5283" calcext:value-type="float">
            <text:p>17.5283</text:p>
          </table:table-cell>
          <table:table-cell table:number-columns-repeated="1018"/>
        </table:table-row>
        <table:table-row table:style-name="ro1">
          <table:table-cell table:style-name="ce12" office:value-type="float" office:value="1623.01" calcext:value-type="float">
            <text:p>1623.01</text:p>
          </table:table-cell>
          <table:table-cell table:number-columns-repeated="4"/>
          <table:table-cell office:value-type="float" office:value="17.5231" calcext:value-type="float">
            <text:p>17.5231</text:p>
          </table:table-cell>
          <table:table-cell table:number-columns-repeated="1018"/>
        </table:table-row>
        <table:table-row table:style-name="ro1">
          <table:table-cell table:style-name="ce12" office:value-type="float" office:value="1619.888" calcext:value-type="float">
            <text:p>1619.888</text:p>
          </table:table-cell>
          <table:table-cell table:number-columns-repeated="4"/>
          <table:table-cell office:value-type="float" office:value="17.5234" calcext:value-type="float">
            <text:p>17.5234</text:p>
          </table:table-cell>
          <table:table-cell table:number-columns-repeated="1018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4"/>
          <table:table-cell office:value-type="float" office:value="17.5206" calcext:value-type="float">
            <text:p>17.5206</text:p>
          </table:table-cell>
          <table:table-cell table:number-columns-repeated="1018"/>
        </table:table-row>
        <table:table-row table:style-name="ro1">
          <table:table-cell table:style-name="ce12" office:value-type="float" office:value="1613.644" calcext:value-type="float">
            <text:p>1613.644</text:p>
          </table:table-cell>
          <table:table-cell table:number-columns-repeated="4"/>
          <table:table-cell office:value-type="float" office:value="17.5104" calcext:value-type="float">
            <text:p>17.5104</text:p>
          </table:table-cell>
          <table:table-cell table:number-columns-repeated="1018"/>
        </table:table-row>
        <table:table-row table:style-name="ro1">
          <table:table-cell table:style-name="ce12" office:value-type="float" office:value="1623.312" calcext:value-type="float">
            <text:p>1623.312</text:p>
          </table:table-cell>
          <table:table-cell table:number-columns-repeated="4"/>
          <table:table-cell office:value-type="float" office:value="17.5124" calcext:value-type="float">
            <text:p>17.5124</text:p>
          </table:table-cell>
          <table:table-cell table:number-columns-repeated="1018"/>
        </table:table-row>
        <table:table-row table:style-name="ro1">
          <table:table-cell table:style-name="ce12" office:value-type="float" office:value="1616.565" calcext:value-type="float">
            <text:p>1616.565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061" calcext:value-type="float">
            <text:p>1616.061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319" calcext:value-type="float">
            <text:p>1624.319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507" calcext:value-type="float">
            <text:p>1622.50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003" calcext:value-type="float">
            <text:p>1622.003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111" calcext:value-type="float">
            <text:p>1623.111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809" calcext:value-type="float">
            <text:p>1622.809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673" calcext:value-type="float">
            <text:p>1617.673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773" calcext:value-type="float">
            <text:p>1617.773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104" calcext:value-type="float">
            <text:p>1622.104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565" calcext:value-type="float">
            <text:p>1616.565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371" calcext:value-type="float">
            <text:p>1617.371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673" calcext:value-type="float">
            <text:p>1617.67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708" calcext:value-type="float">
            <text:p>1622.708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061" calcext:value-type="float">
            <text:p>1616.061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12" office:value-type="float" office:value="1615.054" calcext:value-type="float">
            <text:p>1615.054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673" calcext:value-type="float">
            <text:p>1617.67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701" calcext:value-type="float">
            <text:p>1621.701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263" calcext:value-type="float">
            <text:p>1616.263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867" calcext:value-type="float">
            <text:p>1616.867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176" calcext:value-type="float">
            <text:p>1618.176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305" calcext:value-type="float">
            <text:p>1622.30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514" calcext:value-type="float">
            <text:p>1623.514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212" calcext:value-type="float">
            <text:p>1623.212</text:p>
          </table:table-cell>
          <table:table-cell table:number-columns-repeated="1023"/>
        </table:table-row>
        <table:table-row table:style-name="ro1">
          <table:table-cell table:style-name="ce12" office:value-type="float" office:value="1615.759" calcext:value-type="float">
            <text:p>1615.759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12" office:value-type="float" office:value="1624.42" calcext:value-type="float">
            <text:p>1624.42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068" calcext:value-type="float">
            <text:p>1617.06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874" calcext:value-type="float">
            <text:p>1617.874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263" calcext:value-type="float">
            <text:p>1616.263</text:p>
          </table:table-cell>
          <table:table-cell table:number-columns-repeated="1023"/>
        </table:table-row>
        <table:table-row table:style-name="ro1">
          <table:table-cell table:style-name="ce12" office:value-type="float" office:value="1615.759" calcext:value-type="float">
            <text:p>1615.759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312" calcext:value-type="float">
            <text:p>1623.312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212" calcext:value-type="float">
            <text:p>1623.212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385" calcext:value-type="float">
            <text:p>1619.385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104" calcext:value-type="float">
            <text:p>1622.104</text:p>
          </table:table-cell>
          <table:table-cell table:number-columns-repeated="1023"/>
        </table:table-row>
        <table:table-row table:style-name="ro1">
          <table:table-cell table:style-name="ce12" office:value-type="float" office:value="1615.86" calcext:value-type="float">
            <text:p>1615.86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773" calcext:value-type="float">
            <text:p>1617.77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586" calcext:value-type="float">
            <text:p>1619.586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378" calcext:value-type="float">
            <text:p>1618.378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312" calcext:value-type="float">
            <text:p>1623.31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277" calcext:value-type="float">
            <text:p>1618.277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673" calcext:value-type="float">
            <text:p>1617.673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068" calcext:value-type="float">
            <text:p>1617.068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701" calcext:value-type="float">
            <text:p>1621.701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12" office:value-type="float" office:value="1615.961" calcext:value-type="float">
            <text:p>1615.961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572" calcext:value-type="float">
            <text:p>1617.572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12" office:value-type="float" office:value="1616.766" calcext:value-type="float">
            <text:p>1616.766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788" calcext:value-type="float">
            <text:p>1619.78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305" calcext:value-type="float">
            <text:p>1622.305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91" calcext:value-type="float">
            <text:p>1622.91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708" calcext:value-type="float">
            <text:p>1622.708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809" calcext:value-type="float">
            <text:p>1622.809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111" calcext:value-type="float">
            <text:p>1623.111</text:p>
          </table:table-cell>
          <table:table-cell table:number-columns-repeated="1023"/>
        </table:table-row>
        <table:table-row table:style-name="ro1">
          <table:table-cell table:style-name="ce12" office:value-type="float" office:value="1615.86" calcext:value-type="float">
            <text:p>1615.86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076" calcext:value-type="float">
            <text:p>1618.076</text:p>
          </table:table-cell>
          <table:table-cell table:number-columns-repeated="1023"/>
        </table:table-row>
        <table:table-row table:style-name="ro1">
          <table:table-cell table:style-name="ce12" office:value-type="float" office:value="1615.054" calcext:value-type="float">
            <text:p>1615.054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874" calcext:value-type="float">
            <text:p>1617.874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12" office:value-type="float" office:value="1614.752" calcext:value-type="float">
            <text:p>1614.752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12" office:value-type="float" office:value="1615.86" calcext:value-type="float">
            <text:p>1615.86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6" calcext:value-type="float">
            <text:p>1621.6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12" office:value-type="float" office:value="1615.256" calcext:value-type="float">
            <text:p>1615.256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22.406" calcext:value-type="float">
            <text:p>1622.406</text:p>
          </table:table-cell>
          <table:table-cell table:number-columns-repeated="1023"/>
        </table:table-row>
        <table:table-row table:style-name="ro1">
          <table:table-cell table:style-name="ce12" office:value-type="float" office:value="1623.01" calcext:value-type="float">
            <text:p>1623.0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471" calcext:value-type="float">
            <text:p>1617.471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773" calcext:value-type="float">
            <text:p>1617.77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12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169" calcext:value-type="float">
            <text:p>1617.169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068" calcext:value-type="float">
            <text:p>1617.068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874" calcext:value-type="float">
            <text:p>1617.874</text:p>
          </table:table-cell>
          <table:table-cell table:number-columns-repeated="1023"/>
        </table:table-row>
        <table:table-row table:style-name="ro1">
          <table:table-cell table:style-name="ce12" office:value-type="float" office:value="1617.572" calcext:value-type="float">
            <text:p>1617.572</text:p>
          </table:table-cell>
          <table:table-cell table:number-columns-repeated="1023"/>
        </table:table-row>
        <table:table-row table:style-name="ro1" table:number-rows-repeated="120">
          <table:table-cell table:style-name="ce3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13:50:38.3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20T14:11:20.087000000</dc:date>
    <meta:editing-duration>PT9H2M49S</meta:editing-duration>
    <meta:editing-cycles>114</meta:editing-cycles>
    <meta:document-statistic meta:table-count="1" meta:cell-count="1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5:Sheet1.A46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5:Sheet1.A46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8556">
                <text:p>8.48556</text:p>
                <draw:g>
                  <svg:desc>Sheet1.A25:Sheet1.A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85107">
                <text:p>8.485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84986">
                <text:p>8.484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84986">
                <text:p>8.484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85367">
                <text:p>8.485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85367">
                <text:p>8.4853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85805">
                <text:p>8.485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85805">
                <text:p>8.485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85712">
                <text:p>8.485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85712">
                <text:p>8.485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85601">
                <text:p>8.485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85601">
                <text:p>8.485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8547">
                <text:p>8.48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8547">
                <text:p>8.48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85309">
                <text:p>8.485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86115">
                <text:p>8.486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85107">
                <text:p>8.485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86013">
                <text:p>8.486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84848">
                <text:p>8.484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84848">
                <text:p>8.484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84503">
                <text:p>8.4845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84503">
                <text:p>8.484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